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ChangeSupport.fireCachePut( @ NonNullable String key , @ NonNullable V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ChangeSupport.fireCacheRemove( @ NonNullable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ChangeSupport.getCacheChange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ChangeSupport.CacheChangeSupport( @ NonNullable ICache &lt; V &gt;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ChangeSupport.fireCacheChange( @ NonNullable CacheChangeEvent &lt; V &gt; ev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eChangeSupport.fireCache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ChangeSupport.removeCacheChangeListener( @ NonNullable ICacheChangeListener &lt; V &gt;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ChangeSupport.addCacheChangeListener( @ NonNullable ICacheChangeListener &lt; V &gt;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